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in_blk</text:p>
          </table:table-cell>
          <table:table-cell office:value-type="string" calcext:value-type="string">
            <text:p>from_line_range</text:p>
          </table:table-cell>
          <table:table-cell office:value-type="string" calcext:value-type="string">
            <text:p>to_line_range</text:p>
          </table:table-cell>
          <table:table-cell office:value-type="string" calcext:value-type="string">
            <text:p>effective_date</text:p>
          </table:table-cell>
          <table:table-cell office:value-type="string" calcext:value-type="string">
            <text:p>sys_creation_date</text:p>
          </table:table-cell>
          <table:table-cell office:value-type="string" calcext:value-type="string">
            <text:p>sys_update_date</text:p>
          </table:table-cell>
          <table:table-cell office:value-type="string" calcext:value-type="string">
            <text:p>operator_id</text:p>
          </table:table-cell>
          <table:table-cell office:value-type="string" calcext:value-type="string">
            <text:p>application_id</text:p>
          </table:table-cell>
          <table:table-cell office:value-type="string" calcext:value-type="string">
            <text:p>dl_service_code</text:p>
          </table:table-cell>
          <table:table-cell office:value-type="string" calcext:value-type="string">
            <text:p>dl_update_stamp</text:p>
          </table:table-cell>
          <table:table-cell office:value-type="string" calcext:value-type="string">
            <text:p>npa_type</text:p>
          </table:table-cell>
          <table:table-cell office:value-type="string" calcext:value-type="string">
            <text:p>sids</text:p>
          </table:table-cell>
          <table:table-cell office:value-type="string" calcext:value-type="string">
            <text:p>expiration_date</text:p>
          </table:table-cell>
        </table:table-row>
        <table:table-row table:style-name="ro2">
          <table:table-cell table:style-name="ce1" office:value-type="string" calcext:value-type="string">
            <text:p>207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42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2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6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7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2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16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2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22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57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8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93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99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399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16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2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4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46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46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61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62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62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79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85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4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40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2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2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7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7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2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7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57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598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29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29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92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9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699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4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1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17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3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40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42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2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2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79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7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858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8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861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8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8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0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04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2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3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43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4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43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43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49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75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079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7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2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2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3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4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4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440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4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4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4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5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5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7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17739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91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403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40310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4032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8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403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403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405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16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1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6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85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86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87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2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12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33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34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34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398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02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7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74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475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4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59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59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58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6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635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6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6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6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6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66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6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6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28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28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96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7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809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8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8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8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8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88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39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39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529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05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05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2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2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2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2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2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3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3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3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322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3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3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4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4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48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5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5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6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6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6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7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7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72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8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822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822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8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822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8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9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9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9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9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9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9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629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2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2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2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2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2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237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3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3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3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3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617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6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6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6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692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7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768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768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7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76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768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7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782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27678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8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12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14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16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17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17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18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18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19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2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3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3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3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3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4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433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4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5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575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5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575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5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5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18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19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19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2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6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6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72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80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94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6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9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7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8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7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702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8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8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9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9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92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0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9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4990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207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2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2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233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2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238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238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2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81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8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89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3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5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5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5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6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7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75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832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8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9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946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946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89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02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2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32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2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0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31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71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7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3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4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4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4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4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439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4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4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5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5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6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6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6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6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7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7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7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8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94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9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099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22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23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24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25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26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28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29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2996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62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62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62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62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62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40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40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40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5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6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2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3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3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3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3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3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3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04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4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60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575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6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6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7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7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7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7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8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86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929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9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9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9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939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199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3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3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3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3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3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3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3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3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503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5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59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598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598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6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63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6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6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9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369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4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4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5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5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5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7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7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7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78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8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9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3609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8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17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48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2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38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38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38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41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298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07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8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59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3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27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43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60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461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5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5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5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5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562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5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594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59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6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63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6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643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643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646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7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759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768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7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48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8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8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83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8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873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8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8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9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29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2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2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221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2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2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2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2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2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2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3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3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1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3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3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3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4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4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4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4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5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5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6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1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61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1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8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8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059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590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2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2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2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2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2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3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3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3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3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3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3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3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4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4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4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4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5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5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519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5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5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5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5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5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6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6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6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6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6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7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8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8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8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8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49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0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04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59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70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2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17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31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3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31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31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3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4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4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4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4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4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46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4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4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477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5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6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627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660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6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6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76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43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177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43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2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2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2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2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2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259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2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2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2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3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3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31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3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3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3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3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4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5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526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5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566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5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5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5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625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6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627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6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6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663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7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7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8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8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887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239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2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3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315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8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3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3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3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4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4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8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5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6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609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7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6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6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6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6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66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8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8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9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9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9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4349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725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0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72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0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248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2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2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2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281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3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4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4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5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674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674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7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7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7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79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8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8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831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8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8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85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8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099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2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50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50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9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2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3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3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3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3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3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3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3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4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4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460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4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5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5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66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6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6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729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7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9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975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975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9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159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2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2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2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5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62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6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6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9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9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9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309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3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3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3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3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330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3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3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3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3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4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4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488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4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4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4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5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5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5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5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5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6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75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6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691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76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3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7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71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74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74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74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08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7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1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56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2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3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3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3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1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3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3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3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3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3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39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4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4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4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1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4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4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4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1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4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4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46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5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571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5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6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6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6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6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7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733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7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7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1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7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10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1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23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6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8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3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73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3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1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7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1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40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419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3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3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8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2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3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3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1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3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3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3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3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3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4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3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5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54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3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5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3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5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3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5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3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5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3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5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3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6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8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886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8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9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639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1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2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9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2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2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2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25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3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3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2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3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43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341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439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3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3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2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4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4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4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53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5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5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5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2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59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2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674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6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6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9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6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2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7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7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7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2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789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2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8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9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8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9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822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8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87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43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8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439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8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9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39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42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426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4709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47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747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36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2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1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17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35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5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49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49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3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4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46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4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4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509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5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5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513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5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5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5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5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44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0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448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2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56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6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7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7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775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931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9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5809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9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09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09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290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49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398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12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1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4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5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5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5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5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5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6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6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6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6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6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6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68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4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7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8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38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4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91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2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41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4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6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6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3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12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26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84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84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87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87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4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4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4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59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5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6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6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6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61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620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6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6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66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69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7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7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7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732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7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7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790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4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7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79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4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8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9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9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089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153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155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15655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15888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158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182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185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18556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1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185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8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05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22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22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24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45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252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3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330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3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3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3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3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364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3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38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404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4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423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4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44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446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4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5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5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5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05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64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6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7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7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7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7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7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892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8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9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9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9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20968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0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21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51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2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26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28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4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4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4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55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3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1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31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31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4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5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5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512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3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5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6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6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7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7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7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7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7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7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7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8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8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8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9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419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203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2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2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2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26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269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3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3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34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3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346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3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385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4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3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409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3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5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55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4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6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6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8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4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66088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4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2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2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2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2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3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3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350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3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3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3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3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3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4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4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4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4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5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6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6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8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079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0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10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15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5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2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2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3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3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3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355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438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3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438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3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3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3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4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4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4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4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5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5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539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5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5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5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14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6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7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7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8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4382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28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2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2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2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2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2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3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3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347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3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4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4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451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4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4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486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4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6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159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2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2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2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3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8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3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3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8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470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4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4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4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4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5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6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6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8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6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6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2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656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0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738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06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23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75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293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3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335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336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336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3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392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4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44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4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4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5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5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5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562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569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6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63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6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7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761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76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41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8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822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8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7859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0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2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2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258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3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3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5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5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6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7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27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75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33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037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45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4620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8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46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8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46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82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0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0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81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91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9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2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319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0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319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0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31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0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3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0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4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4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4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4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16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35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0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9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91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5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6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622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622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6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631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6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7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71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7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7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7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76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7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82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8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8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932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9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9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9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955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9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9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17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9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59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6205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61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162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610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5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5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35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5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5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6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276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40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41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46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47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60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85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38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646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6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646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655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5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6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5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6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6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69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766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7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7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7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7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7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7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7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24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8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65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862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862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862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883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5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8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5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289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65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3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3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33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348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3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487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4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5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544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623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8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43857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4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24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55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55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78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2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3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3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5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5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5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6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80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8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2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680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1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7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7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9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9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9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9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8659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0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4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71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89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8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2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3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3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385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3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385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448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4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4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4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4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479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4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5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5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9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59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5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590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591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5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596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6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618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640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640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737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7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7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78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8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862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8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87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8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874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8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8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8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9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9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9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3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93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393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9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09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32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1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38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609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21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2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2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268</text:p>
          </table:table-cell>
          <table:table-cell table:style-name="ce1" office:value-type="string" calcext:value-type="string">
            <text:p>4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2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2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2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09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35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38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4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4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4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46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4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47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5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5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54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541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5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4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5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1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8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9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9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9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6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72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7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2630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7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8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8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85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88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166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2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25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34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343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34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497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4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49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545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5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580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60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6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690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72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72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7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9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7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8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5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9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91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9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199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2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56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0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0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0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5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53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86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86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8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9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91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9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29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6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6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1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7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76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815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7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3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1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2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1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1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5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7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47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5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5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5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627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62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72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72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76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8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839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8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85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03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0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05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46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381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4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4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6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8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219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2098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0117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33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335</text:p>
          </table:table-cell>
          <table:table-cell table:style-name="ce1" office:value-type="string" calcext:value-type="string">
            <text:p>9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39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4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403</text:p>
          </table:table-cell>
          <table:table-cell table:style-name="ce1" office:value-type="string" calcext:value-type="string">
            <text:p>7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445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4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5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54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97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3199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1678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3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34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35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4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53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5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61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63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632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6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005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63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65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6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73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732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60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73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00574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838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8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0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T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83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886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>
          <table:table-cell table:style-name="ce1" office:value-type="string" calcext:value-type="string">
            <text:p>94088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1/1/2010</text:p>
          </table:table-cell>
          <table:table-cell table:style-name="ce1" office:value-type="string" calcext:value-type="string">
            <text:p>6/15/2015 10:11:23 AM</text:p>
          </table:table-cell>
          <table:table-cell/>
          <table:table-cell table:style-name="ce1" office:value-type="string" calcext:value-type="string">
            <text:p>40683</text:p>
          </table:table-cell>
          <table:table-cell office:value-type="string" calcext:value-type="string">
            <text:p>DIBPT9</text:p>
          </table:table-cell>
          <table:table-cell office:value-type="string" calcext:value-type="string">
            <text:p>RJUL4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>
            <text:p>31062</text:p>
          </table:table-cell>
          <table:table-cell table:style-name="ce1" office:value-type="string" calcext:value-type="string">
            <text:p>1/1/2099</text:p>
          </table:table-cell>
        </table:table-row>
        <table:table-row table:style-name="ro2" table:number-rows-repeated="1046625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7:01:09.704328770</meta:creation-date>
    <dc:date>2015-08-13T17:08:21.397059297</dc:date>
    <meta:editing-duration>P0D</meta:editing-duration>
    <meta:editing-cycles>1</meta:editing-cycles>
    <meta:document-statistic meta:table-count="1" meta:cell-count="21452" meta:object-count="0"/>
    <meta:generator>LibreOffice/4.1.3.2$Linux_x86 LibreOffice_project/410m0$Build-2</meta:generator>
  </office:meta>
</office:document-meta>
</file>